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27.36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E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E2]&gt;0)" style:apply-style-name="Bez_20_tytułu2" style:base-cell-address="Monologues_Intro.B2"/>
    </style:style>
    <style:style style:name="ce3" style:family="table-cell" style:parent-style-name="Default">
      <style:map style:condition="is-true-formula([$Monologues_Intro.$E174]&gt;0)" style:apply-style-name="Bez_20_tytułu2" style:base-cell-address="Monologues_Intro.B174"/>
    </style:style>
    <style:style style:name="ce4" style:family="table-cell" style:parent-style-name="Default">
      <style:map style:condition="is-true-formula([$Monologues_Intro.$E174]&gt;0)" style:apply-style-name="Bez_20_tytułu2" style:base-cell-address="Monologues_Intro.D174"/>
    </style:style>
    <style:style style:name="ce5" style:family="table-cell" style:parent-style-name="Default">
      <style:map style:condition="is-true-formula([$Monologues_Intro.$E189]&gt;0)" style:apply-style-name="Bez_20_tytułu2" style:base-cell-address="Monologues_Intro.D189"/>
    </style:style>
    <style:style style:name="ce6" style:family="table-cell" style:parent-style-name="Default">
      <style:map style:condition="is-true-formula([$Monologues_Intro.$E183]&gt;0)" style:apply-style-name="Bez_20_tytułu2" style:base-cell-address="Monologues_Intro.E183"/>
    </style:style>
    <style:style style:name="ce7" style:family="table-cell" style:parent-style-name="Default">
      <style:map style:condition="is-true-formula([$Monologues_Intro.$E201]&gt;0)" style:apply-style-name="Bez_20_tytułu2" style:base-cell-address="Monologues_Intro.F201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---</text:p>
          </table:table-cell>
          <table:table-cell office:value-type="string">
            <text:p>NPC_ID</text:p>
          </table:table-cell>
          <table:table-cell office:value-type="string">
            <text:p>Conversation_ID</text:p>
          </table:table-cell>
          <table:table-cell office:value-type="string">
            <text:p>Line_ID</text:p>
          </table:table-cell>
          <table:table-cell office:value-type="string">
            <text:p>SubLine_ID</text:p>
          </table:table-cell>
          <table:table-cell office:value-type="string">
            <text:p>TargetLine_ID</text:p>
          </table:table-cell>
          <table:table-cell office:value-type="string">
            <text:p>Camera_ID</text:p>
          </table:table-cell>
          <table:table-cell office:value-type="string">
            <text:p>Monologue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esteśmy, to moja pierwsza karczma, tyle mam z nią wspomnień… do dziś pamiętam mojego pierwszego klienta.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ie wiem czy wiesz, ale opuściłem te miejsce z powodu zgiełku. Potrzebowałem trochę ciszy i spokoju.</text:p>
          </table:table-cell>
        </table:table-row>
        <table:table-row table:style-name="ro2">
          <table:table-cell table:formula="of:=ROW()-1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Karczmę na tamtej wyspie zbudowałem rok po przeprowadzeniu się tam, a i tak było to tylko kilka desek i dach.</text:p>
          </table:table-cell>
        </table:table-row>
        <table:table-row table:style-name="ro2">
          <table:table-cell table:formula="of:=ROW()-1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oczątkowo przypływali tam rybacy, żeby sobie zrobić przerwę w pracy, dopiero potem ludzie stąd specjalnie przemierzali taki kawał drogi,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by zagościć w mojej karczmie, przez co została rozbudowana to tego co widziałaś.</text:p>
          </table:table-cell>
        </table:table-row>
        <table:table-row table:style-name="ro2">
          <table:table-cell table:formula="of:=ROW()-1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le dobrze, dość tych wspomnień. 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Zamierzam otworzyć na nowo moją starą karczmę, ludzie potrzebują miejsca gdzie będą mogli zapomnieć choć przez chwilę, o codziennych zmartwieniach.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eśli będziesz czegoś potrzebowała możesz mnie odwiedzić i pytać śmiało.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ak się dostać do zamku?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hcesz dostać się do zamku… mhm…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Będzie ciężko, słyszałem, że zamknięto bramę przez jakąś bestie i wieśniaków, którzy zaczęli protestować.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ie pamiętam przeciwko czemu, ale wsioki jak to wsioki coś im wpadnie w ucho, jeden drugiemu przekaże po swojemu i potem zaczynają się nieporozumienia.</text:p>
          </table:table-cell>
        </table:table-row>
        <table:table-row table:style-name="ro2">
          <table:table-cell table:formula="of:=ROW()-1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akby tak od czasu do czasu ktoś na środku placu wygłaszał krótką przemowę,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wiesz o co mi chodzi, takie ogłoszenia co się dzieje w okolicy i dlaczego, a nie tak wszystko z drugiej trzeciej ręki.</text:p>
          </table:table-cell>
        </table:table-row>
        <table:table-row table:style-name="ro2">
          <table:table-cell table:formula="of:=ROW()-1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le wracając do tematu, słyszałem o tym miesiąc temu, więc może coś się zmieniło, choć na to bym nie liczył,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żeby cokolwiek zmieniło się na lepsze zawsze trzeba długo czekać, zamknąć bramę umieją szybko a potem przez biurokracje na otwarcie jej można czekać i rok.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…?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ie mam pojęcia! Najlepiej jak porozmawiasz ze starostą tutejszej wioski Na… Natorów… Natworów… Nawrotów!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Tak! Tak się nazywała jak mnie pamięć nie myli. On będzie pewnie wiedział co teraz w trawie piszczy.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zumiem, pogadam z nim.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oczekaj, zanim pójdziesz, zabierz ze sobą tę paczkę, którą dał mi w porcie tutejszy przewoźnik, jest dla niejakiego Maćka, nie wiem czy go spotkałaś.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Młody smutny chłopak, może rozweseli się gdy dostanie paczkę.</text:p>
          </table:table-cell>
        </table:table-row>
        <table:table-row table:style-name="ro2">
          <table:table-cell table:formula="of:=ROW()-1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owinien się gdzieś błąkać po wiosce, może nawet w niej mieszka.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Kojarzę go, przekaże mu ją, gdy go spotkam.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Dziękuję, muszę zająć się moją karczmą. Jeśli masz jeszcze jakieś pytania nie krępuj się.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</table:table-row>
        <table:table-row table:style-name="ro2">
          <table:table-cell table:formula="of:=ROW()-1" office:value-type="float" office:value="27">
            <text:p>2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Opowiedz mi coś o tej krainie.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Jak się dostać do wioski?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Opowiedz mi o wiosce.</text:p>
          </table:table-cell>
        </table:table-row>
        <table:table-row table:style-name="ro2">
          <table:table-cell table:formula="of:=ROW()-1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o powinnam wiedzieć o Sołtysie?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otrzebuję pieniędzy.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 wszystko, dziękuję za pomoc.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azywa się Rines, jest to piękna kraina, choć nie mnie oceniać, bo za jej granice się nie zapuszczałem...</text:p>
          </table:table-cell>
        </table:table-row>
        <table:table-row table:style-name="ro2">
          <table:table-cell table:formula="of:=ROW()-1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Oprócz dużego lasu i wioski możesz zwiedzić starą kopalnię, piękne jezioro, w którym ryb jest niemało </text:p>
          </table:table-cell>
        </table:table-row>
        <table:table-row table:style-name="ro2">
          <table:table-cell table:formula="of:=ROW()-1" office:value-type="float" office:value="35">
            <text:p>3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i nie mówię tu o jakiś rybach, które można trzymać w dzbanku, a o wielkich okazach, które mógłby zagościć na nie jednej uczcie wielkich magów.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a zachodzie <text:s/>znajduje się stara kopalnia soli, ale od wielu lat jest zamknięta.</text:p>
          </table:table-cell>
        </table:table-row>
        <table:table-row table:style-name="ro2">
          <table:table-cell table:formula="of:=ROW()-1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a wschodzie od wioski znajduje się cmentarz z wielką kryptą, ale nie radzę się tam zapuszczać, ponoć jest nawiedzona.</text:p>
          </table:table-cell>
        </table:table-row>
        <table:table-row table:style-name="ro2">
          <table:table-cell table:formula="of:=ROW()-1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o i jest jeszcze zamek, duże miasto, byłem tam kilka razy, ale nie będę dużo opowiadać, może samej uda ci się je zwiedzić.</text:p>
          </table:table-cell>
        </table:table-row>
        <table:table-row table:style-name="ro2">
          <table:table-cell table:formula="of:=ROW()-1" office:value-type="float" office:value="39">
            <text:p>3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Udaj się tą ścieżką, zejdziesz nią do doliny aż dojesz do mostu.</text:p>
          </table:table-cell>
        </table:table-row>
        <table:table-row table:style-name="ro2">
          <table:table-cell table:formula="of:=ROW()-1" office:value-type="float" office:value="40">
            <text:p>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W trakcie schodzenia będziesz miała widok na całą dolinę, jeśli nie masz problemów ze wzrokiem to już powinnaś dostrzec wioskę.</text:p>
          </table:table-cell>
        </table:table-row>
        <table:table-row table:style-name="ro2">
          <table:table-cell table:formula="of:=ROW()-1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astępnie prostą drogą przez las dojesz do wioski.</text:p>
          </table:table-cell>
        </table:table-row>
        <table:table-row table:style-name="ro2">
          <table:table-cell table:formula="of:=ROW()-1" office:value-type="float" office:value="42">
            <text:p>4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Wioska jak wioska, wszędzie pełno ludzi, każdy coś gada, pchają się i przepychają, jakby nie mogli chwilę poczekać, a niby na wsi życie płynie spokojniej…</text:p>
          </table:table-cell>
        </table:table-row>
        <table:table-row table:style-name="ro2">
          <table:table-cell table:formula="of:=ROW()-1" office:value-type="float" office:value="43">
            <text:p>4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Nie licząc Starosty nie ma wiele osób z którymi warto by było rozmawiać, ale jak tam dotrzesz, to sama ocenisz.</text:p>
          </table:table-cell>
        </table:table-row>
        <table:table-row table:style-name="ro2">
          <table:table-cell table:formula="of:=ROW()-1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Rzadko gościł w mojej karczmie, nawet gdy była ona jeszcze tutaj. Ale nawet jak przychodził to siadał sam przy oknie i pijąc pogrążał się w zadumie.</text:p>
          </table:table-cell>
        </table:table-row>
        <table:table-row table:style-name="ro2">
          <table:table-cell table:formula="of:=ROW()-1" office:value-type="float" office:value="45">
            <text:p>4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róbowałem go kilka razy zagadać, ale nie był zbytnio rozmowny.</text:p>
          </table:table-cell>
        </table:table-row>
        <table:table-row table:style-name="ro2">
          <table:table-cell table:formula="of:=ROW()-1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ak z nim będziesz rozmawiała to mów prosto z mostu, z tego co słyszałem nie lubi jak ktoś owija w bawełnę.</text:p>
          </table:table-cell>
        </table:table-row>
        <table:table-row table:style-name="ro2">
          <table:table-cell table:formula="of:=ROW()-1" office:value-type="float" office:value="47">
            <text:p>4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zumiem.</text:p>
          </table:table-cell>
        </table:table-row>
        <table:table-row table:style-name="ro2">
          <table:table-cell table:formula="of:=ROW()-1" office:value-type="float" office:value="48">
            <text:p>4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W sumie bez problemu się dogadacie...</text:p>
          </table:table-cell>
        </table:table-row>
        <table:table-row table:style-name="ro2">
          <table:table-cell table:formula="of:=ROW()-1" office:value-type="float" office:value="49">
            <text:p>4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ie mam przy sobie zbyt dużo monet, ale za karczmą leży moja stara skrzynia.</text:p>
          </table:table-cell>
        </table:table-row>
        <table:table-row table:style-name="ro2">
          <table:table-cell table:formula="of:=ROW()-1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est zapieczętowana specjalną magią, aby ją otworzyć potrzebna jest prawidłowa kombinacja specjalnych znaków.</text:p>
          </table:table-cell>
        </table:table-row>
        <table:table-row table:style-name="ro2">
          <table:table-cell table:formula="of:=ROW()-1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est prosta zaczynasz od górnego znaku a potem już ruchem okrężnym zgodnie z ruchem wskazówek zegara.</text:p>
          </table:table-cell>
        </table:table-row>
        <table:table-row table:style-name="ro2">
          <table:table-cell table:formula="of:=ROW()-1" office:value-type="float" office:value="52">
            <text:p>5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Znajdziesz tam parę monet i kilka może przydatnych przedmiotów.</text:p>
          </table:table-cell>
        </table:table-row>
        <table:table-row table:style-name="ro2">
          <table:table-cell table:formula="of:=ROW()-1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Uważaj na siebie.</text:p>
          </table:table-cell>
        </table:table-row>
        <table:table-row table:style-name="ro2">
          <table:table-cell table:formula="of:=ROW()-1" office:value-type="float" office:value="54">
            <text:p>5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Witam</text:p>
          </table:table-cell>
        </table:table-row>
        <table:table-row table:style-name="ro2">
          <table:table-cell table:formula="of:=ROW()-1" office:value-type="float" office:value="55">
            <text:p>5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56">
            <text:p>5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57">
            <text:p>5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58">
            <text:p>5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59">
            <text:p>5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60">
            <text:p>6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61">
            <text:p>6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62">
            <text:p>6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63">
            <text:p>6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64">
            <text:p>6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65">
            <text:p>6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66">
            <text:p>6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67">
            <text:p>6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68">
            <text:p>6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69">
            <text:p>6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70">
            <text:p>7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71">
            <text:p>7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72">
            <text:p>7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73">
            <text:p>7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74">
            <text:p>7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75">
            <text:p>7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76">
            <text:p>7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77">
            <text:p>7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78">
            <text:p>7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79">
            <text:p>7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0">
            <text:p>8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1">
            <text:p>8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2">
            <text:p>8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3">
            <text:p>8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4">
            <text:p>8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5">
            <text:p>8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6">
            <text:p>8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7">
            <text:p>8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8">
            <text:p>8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89">
            <text:p>8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0">
            <text:p>9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1">
            <text:p>9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2">
            <text:p>9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3">
            <text:p>9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4">
            <text:p>9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5">
            <text:p>9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6">
            <text:p>9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7">
            <text:p>9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8">
            <text:p>9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9">
            <text:p>9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0">
            <text:p>10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1">
            <text:p>10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2">
            <text:p>10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3">
            <text:p>10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4">
            <text:p>10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5">
            <text:p>10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6">
            <text:p>10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7">
            <text:p>10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8">
            <text:p>10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9">
            <text:p>10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0">
            <text:p>11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1">
            <text:p>11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2">
            <text:p>11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3">
            <text:p>11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4">
            <text:p>11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5">
            <text:p>11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6">
            <text:p>11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7">
            <text:p>11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8">
            <text:p>11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9">
            <text:p>11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0">
            <text:p>12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1">
            <text:p>12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2">
            <text:p>12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3">
            <text:p>12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4">
            <text:p>12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5">
            <text:p>12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6">
            <text:p>12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7">
            <text:p>12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8">
            <text:p>12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9">
            <text:p>12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0">
            <text:p>13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1">
            <text:p>13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2">
            <text:p>13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3">
            <text:p>13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4">
            <text:p>13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5">
            <text:p>13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6">
            <text:p>13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7">
            <text:p>13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8">
            <text:p>13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9">
            <text:p>13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0">
            <text:p>14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1">
            <text:p>14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2">
            <text:p>14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3">
            <text:p>14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4">
            <text:p>14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5">
            <text:p>14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6">
            <text:p>14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7">
            <text:p>14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8">
            <text:p>14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9">
            <text:p>14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0">
            <text:p>15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1">
            <text:p>15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2">
            <text:p>15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3">
            <text:p>15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4">
            <text:p>15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5">
            <text:p>15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6">
            <text:p>15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7">
            <text:p>15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8">
            <text:p>15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9">
            <text:p>15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0">
            <text:p>16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1">
            <text:p>16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2">
            <text:p>16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3">
            <text:p>16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4">
            <text:p>16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5">
            <text:p>16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6">
            <text:p>16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7">
            <text:p>16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8">
            <text:p>16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9">
            <text:p>16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70">
            <text:p>17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71">
            <text:p>17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72">
            <text:p>172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3">
            <text:p>173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4">
            <text:p>174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5">
            <text:p>175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6">
            <text:p>176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7">
            <text:p>177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8">
            <text:p>178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9">
            <text:p>179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80">
            <text:p>180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81">
            <text:p>181</text:p>
          </table:table-cell>
          <table:table-cell table:style-name="ce3" table:number-columns-repeated="2"/>
          <table:table-cell table:style-name="ce4"/>
          <table:table-cell table:style-name="ce6"/>
          <table:table-cell table:style-name="ce3" table:number-columns-repeated="3"/>
        </table:table-row>
        <table:table-row table:style-name="ro2">
          <table:table-cell table:formula="of:=ROW()-1" office:value-type="float" office:value="182">
            <text:p>182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3">
            <text:p>183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4">
            <text:p>184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5">
            <text:p>185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6">
            <text:p>186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7">
            <text:p>18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88">
            <text:p>18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89">
            <text:p>18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0">
            <text:p>19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1">
            <text:p>19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2">
            <text:p>19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3">
            <text:p>19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4">
            <text:p>19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5">
            <text:p>19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6">
            <text:p>19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7">
            <text:p>19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8">
            <text:p>19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9">
            <text:p>199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7" table:number-columns-repeated="3"/>
        </table:table-row>
        <table:table-row table:style-name="ro2">
          <table:table-cell table:formula="of:=ROW()-1" office:value-type="float" office:value="200">
            <text:p>20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1">
            <text:p>20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2">
            <text:p>20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3">
            <text:p>20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4">
            <text:p>20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5">
            <text:p>20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6">
            <text:p>20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7">
            <text:p>20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8">
            <text:p>20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9">
            <text:p>20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0">
            <text:p>21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1">
            <text:p>21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2">
            <text:p>21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3">
            <text:p>21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4">
            <text:p>21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5">
            <text:p>21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6">
            <text:p>21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7">
            <text:p>21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8">
            <text:p>21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9">
            <text:p>21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0">
            <text:p>22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1">
            <text:p>22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2">
            <text:p>22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3">
            <text:p>22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4">
            <text:p>224</text:p>
          </table:table-cell>
          <table:table-cell table:style-name="ce3" table:number-columns-repeated="2"/>
          <table:table-cell table:style-name="ce5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225">
            <text:p>225</text:p>
          </table:table-cell>
          <table:table-cell table:style-name="ce3" table:number-columns-repeated="2"/>
          <table:table-cell table:style-name="ce5"/>
          <table:table-cell table:style-name="ce6"/>
          <table:table-cell table:style-name="ce3" table:number-columns-repeated="3"/>
        </table:table-row>
        <table:table-row table:style-name="ro2">
          <table:table-cell table:formula="of:=ROW()-1" office:value-type="float" office:value="226">
            <text:p>22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7">
            <text:p>22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8">
            <text:p>22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formula="of:=ROW()-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formula="of:=ROW()-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formula="of:=ROW()-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formula="of:=ROW()-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formula="of:=ROW()-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formula="of:=ROW()-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formula="of:=ROW()-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formula="of:=ROW()-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formula="of:=ROW()-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formula="of:=ROW()-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formula="of:=ROW()-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formula="of:=ROW()-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formula="of:=ROW()-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formula="of:=ROW()-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formula="of:=ROW()-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formula="of:=ROW()-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formula="of:=ROW()-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formula="of:=ROW()-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formula="of:=ROW()-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formula="of:=ROW()-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formula="of:=ROW()-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formula="of:=ROW()-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formula="of:=ROW()-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formula="of:=ROW()-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formula="of:=ROW()-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formula="of:=ROW()-1" office:value-type="float" office:value="255">
            <text:p>25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56">
            <text:p>256</text:p>
          </table:table-cell>
          <table:table-cell table:style-name="ce3" table:number-columns-repeated="7"/>
        </table:table-row>
        <table:table-row table:style-name="ro2">
          <table:table-cell table:formula="of:=ROW()-1" office:value-type="float" office:value="257">
            <text:p>25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58">
            <text:p>258</text:p>
          </table:table-cell>
          <table:table-cell table:style-name="ce3" table:number-columns-repeated="7"/>
        </table:table-row>
        <table:table-row table:style-name="ro2">
          <table:table-cell table:formula="of:=ROW()-1" office:value-type="float" office:value="259">
            <text:p>25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formula="of:=ROW()-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formula="of:=ROW()-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formula="of:=ROW()-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formula="of:=ROW()-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formula="of:=ROW()-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formula="of:=ROW()-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formula="of:=ROW()-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formula="of:=ROW()-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formula="of:=ROW()-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formula="of:=ROW()-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formula="of:=ROW()-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formula="of:=ROW()-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formula="of:=ROW()-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formula="of:=ROW()-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formula="of:=ROW()-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formula="of:=ROW()-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formula="of:=ROW()-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formula="of:=ROW()-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formula="of:=ROW()-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formula="of:=ROW()-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formula="of:=ROW()-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formula="of:=ROW()-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formula="of:=ROW()-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formula="of:=ROW()-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formula="of:=ROW()-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formula="of:=ROW()-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formula="of:=ROW()-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formula="of:=ROW()-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formula="of:=ROW()-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formula="of:=ROW()-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formula="of:=ROW()-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formula="of:=ROW()-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formula="of:=ROW()-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formula="of:=ROW()-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formula="of:=ROW()-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formula="of:=ROW()-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formula="of:=ROW()-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formula="of:=ROW()-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formula="of:=ROW()-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formula="of:=ROW()-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formula="of:=ROW()-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formula="of:=ROW()-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formula="of:=ROW()-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formula="of:=ROW()-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formula="of:=ROW()-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formula="of:=ROW()-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formula="of:=ROW()-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formula="of:=ROW()-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formula="of:=ROW()-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formula="of:=ROW()-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formula="of:=ROW()-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formula="of:=ROW()-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formula="of:=ROW()-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formula="of:=ROW()-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formula="of:=ROW()-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formula="of:=ROW()-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formula="of:=ROW()-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formula="of:=ROW()-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formula="of:=ROW()-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formula="of:=ROW()-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formula="of:=ROW()-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formula="of:=ROW()-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formula="of:=ROW()-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formula="of:=ROW()-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formula="of:=ROW()-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formula="of:=ROW()-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formula="of:=ROW()-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formula="of:=ROW()-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formula="of:=ROW()-1" office:value-type="float" office:value="329">
            <text:p>329</text:p>
          </table:table-cell>
          <table:table-cell table:number-columns-repeated="7"/>
        </table:table-row>
        <table:table-row table:style-name="ro2">
          <table:table-cell table:formula="of:=ROW()-1" office:value-type="float" office:value="330">
            <text:p>330</text:p>
          </table:table-cell>
          <table:table-cell table:number-columns-repeated="7"/>
        </table:table-row>
        <table:table-row table:style-name="ro2">
          <table:table-cell table:formula="of:=ROW()-1" office:value-type="float" office:value="331">
            <text:p>331</text:p>
          </table:table-cell>
          <table:table-cell table:number-columns-repeated="7"/>
        </table:table-row>
        <table:table-row table:style-name="ro2">
          <table:table-cell table:formula="of:=ROW()-1" office:value-type="float" office:value="332">
            <text:p>332</text:p>
          </table:table-cell>
          <table:table-cell table:number-columns-repeated="7"/>
        </table:table-row>
        <table:table-row table:style-name="ro2">
          <table:table-cell table:formula="of:=ROW()-1" office:value-type="float" office:value="333">
            <text:p>333</text:p>
          </table:table-cell>
          <table:table-cell table:number-columns-repeated="7"/>
        </table:table-row>
        <table:table-row table:style-name="ro2">
          <table:table-cell table:formula="of:=ROW()-1" office:value-type="float" office:value="334">
            <text:p>334</text:p>
          </table:table-cell>
          <table:table-cell table:number-columns-repeated="7"/>
        </table:table-row>
        <table:table-row table:style-name="ro2">
          <table:table-cell table:formula="of:=ROW()-1" office:value-type="float" office:value="335">
            <text:p>335</text:p>
          </table:table-cell>
          <table:table-cell table:number-columns-repeated="7"/>
        </table:table-row>
        <table:table-row table:style-name="ro2">
          <table:table-cell table:formula="of:=ROW()-1" office:value-type="float" office:value="336">
            <text:p>336</text:p>
          </table:table-cell>
          <table:table-cell table:number-columns-repeated="7"/>
        </table:table-row>
        <table:table-row table:style-name="ro2">
          <table:table-cell table:formula="of:=ROW()-1" office:value-type="float" office:value="337">
            <text:p>337</text:p>
          </table:table-cell>
          <table:table-cell table:number-columns-repeated="7"/>
        </table:table-row>
        <table:table-row table:style-name="ro2">
          <table:table-cell table:formula="of:=ROW()-1" office:value-type="float" office:value="338">
            <text:p>338</text:p>
          </table:table-cell>
          <table:table-cell table:number-columns-repeated="7"/>
        </table:table-row>
        <table:table-row table:style-name="ro2">
          <table:table-cell table:formula="of:=ROW()-1" office:value-type="float" office:value="339">
            <text:p>339</text:p>
          </table:table-cell>
          <table:table-cell table:number-columns-repeated="7"/>
        </table:table-row>
        <table:table-row table:style-name="ro2">
          <table:table-cell table:formula="of:=ROW()-1" office:value-type="float" office:value="340">
            <text:p>340</text:p>
          </table:table-cell>
          <table:table-cell table:number-columns-repeated="7"/>
        </table:table-row>
        <table:table-row table:style-name="ro2">
          <table:table-cell table:formula="of:=ROW()-1" office:value-type="float" office:value="341">
            <text:p>341</text:p>
          </table:table-cell>
          <table:table-cell table:number-columns-repeated="7"/>
        </table:table-row>
        <table:table-row table:style-name="ro2">
          <table:table-cell table:formula="of:=ROW()-1" office:value-type="float" office:value="342">
            <text:p>342</text:p>
          </table:table-cell>
          <table:table-cell table:number-columns-repeated="7"/>
        </table:table-row>
        <table:table-row table:style-name="ro2">
          <table:table-cell table:formula="of:=ROW()-1" office:value-type="float" office:value="343">
            <text:p>343</text:p>
          </table:table-cell>
          <table:table-cell table:number-columns-repeated="7"/>
        </table:table-row>
        <table:table-row table:style-name="ro2">
          <table:table-cell table:formula="of:=ROW()-1" office:value-type="float" office:value="344">
            <text:p>344</text:p>
          </table:table-cell>
          <table:table-cell table:number-columns-repeated="7"/>
        </table:table-row>
        <table:table-row table:style-name="ro2">
          <table:table-cell table:formula="of:=ROW()-1" office:value-type="float" office:value="345">
            <text:p>345</text:p>
          </table:table-cell>
          <table:table-cell table:number-columns-repeated="7"/>
        </table:table-row>
        <table:table-row table:style-name="ro2">
          <table:table-cell table:formula="of:=ROW()-1" office:value-type="float" office:value="346">
            <text:p>346</text:p>
          </table:table-cell>
          <table:table-cell table:number-columns-repeated="7"/>
        </table:table-row>
        <table:table-row table:style-name="ro2">
          <table:table-cell table:formula="of:=ROW()-1" office:value-type="float" office:value="347">
            <text:p>347</text:p>
          </table:table-cell>
          <table:table-cell table:number-columns-repeated="7"/>
        </table:table-row>
        <table:table-row table:style-name="ro2">
          <table:table-cell table:formula="of:=ROW()-1" office:value-type="float" office:value="348">
            <text:p>348</text:p>
          </table:table-cell>
          <table:table-cell table:number-columns-repeated="7"/>
        </table:table-row>
        <table:table-row table:style-name="ro2">
          <table:table-cell table:formula="of:=ROW()-1" office:value-type="float" office:value="349">
            <text:p>349</text:p>
          </table:table-cell>
          <table:table-cell table:number-columns-repeated="7"/>
        </table:table-row>
        <table:table-row table:style-name="ro2">
          <table:table-cell table:formula="of:=ROW()-1" office:value-type="float" office:value="350">
            <text:p>350</text:p>
          </table:table-cell>
          <table:table-cell table:number-columns-repeated="7"/>
        </table:table-row>
        <table:table-row table:style-name="ro2">
          <table:table-cell table:formula="of:=ROW()-1" office:value-type="float" office:value="351">
            <text:p>351</text:p>
          </table:table-cell>
          <table:table-cell table:number-columns-repeated="7"/>
        </table:table-row>
        <table:table-row table:style-name="ro2">
          <table:table-cell table:formula="of:=ROW()-1" office:value-type="float" office:value="352">
            <text:p>352</text:p>
          </table:table-cell>
          <table:table-cell table:number-columns-repeated="7"/>
        </table:table-row>
        <table:table-row table:style-name="ro2">
          <table:table-cell table:formula="of:=ROW()-1" office:value-type="float" office:value="353">
            <text:p>353</text:p>
          </table:table-cell>
          <table:table-cell table:number-columns-repeated="7"/>
        </table:table-row>
        <table:table-row table:style-name="ro2">
          <table:table-cell table:formula="of:=ROW()-1" office:value-type="float" office:value="354">
            <text:p>354</text:p>
          </table:table-cell>
          <table:table-cell table:number-columns-repeated="7"/>
        </table:table-row>
        <table:table-row table:style-name="ro2">
          <table:table-cell table:formula="of:=ROW()-1" office:value-type="float" office:value="355">
            <text:p>355</text:p>
          </table:table-cell>
          <table:table-cell table:number-columns-repeated="7"/>
        </table:table-row>
        <table:table-row table:style-name="ro2">
          <table:table-cell table:formula="of:=ROW()-1" office:value-type="float" office:value="356">
            <text:p>356</text:p>
          </table:table-cell>
          <table:table-cell table:number-columns-repeated="7"/>
        </table:table-row>
        <table:table-row table:style-name="ro2">
          <table:table-cell table:formula="of:=ROW()-1" office:value-type="float" office:value="357">
            <text:p>357</text:p>
          </table:table-cell>
          <table:table-cell table:number-columns-repeated="7"/>
        </table:table-row>
        <table:table-row table:style-name="ro2">
          <table:table-cell table:formula="of:=ROW()-1" office:value-type="float" office:value="358">
            <text:p>358</text:p>
          </table:table-cell>
          <table:table-cell table:number-columns-repeated="7"/>
        </table:table-row>
        <table:table-row table:style-name="ro2">
          <table:table-cell table:formula="of:=ROW()-1" office:value-type="float" office:value="359">
            <text:p>359</text:p>
          </table:table-cell>
          <table:table-cell table:number-columns-repeated="7"/>
        </table:table-row>
        <table:table-row table:style-name="ro2">
          <table:table-cell table:formula="of:=ROW()-1" office:value-type="float" office:value="360">
            <text:p>360</text:p>
          </table:table-cell>
          <table:table-cell table:number-columns-repeated="7"/>
        </table:table-row>
        <table:table-row table:style-name="ro2">
          <table:table-cell table:formula="of:=ROW()-1" office:value-type="float" office:value="361">
            <text:p>361</text:p>
          </table:table-cell>
          <table:table-cell table:number-columns-repeated="7"/>
        </table:table-row>
        <table:table-row table:style-name="ro2">
          <table:table-cell table:formula="of:=ROW()-1" office:value-type="float" office:value="362">
            <text:p>362</text:p>
          </table:table-cell>
          <table:table-cell table:number-columns-repeated="7"/>
        </table:table-row>
        <table:table-row table:style-name="ro2">
          <table:table-cell table:formula="of:=ROW()-1" office:value-type="float" office:value="363">
            <text:p>363</text:p>
          </table:table-cell>
          <table:table-cell table:number-columns-repeated="7"/>
        </table:table-row>
        <table:table-row table:style-name="ro2">
          <table:table-cell table:formula="of:=ROW()-1" office:value-type="float" office:value="364">
            <text:p>364</text:p>
          </table:table-cell>
          <table:table-cell table:number-columns-repeated="7"/>
        </table:table-row>
        <table:table-row table:style-name="ro2">
          <table:table-cell table:formula="of:=ROW()-1" office:value-type="float" office:value="365">
            <text:p>365</text:p>
          </table:table-cell>
          <table:table-cell table:number-columns-repeated="7"/>
        </table:table-row>
        <table:table-row table:style-name="ro2">
          <table:table-cell table:formula="of:=ROW()-1" office:value-type="float" office:value="366">
            <text:p>366</text:p>
          </table:table-cell>
          <table:table-cell table:number-columns-repeated="7"/>
        </table:table-row>
        <table:table-row table:style-name="ro2">
          <table:table-cell table:formula="of:=ROW()-1" office:value-type="float" office:value="367">
            <text:p>367</text:p>
          </table:table-cell>
          <table:table-cell table:number-columns-repeated="7"/>
        </table:table-row>
        <table:table-row table:style-name="ro2">
          <table:table-cell table:formula="of:=ROW()-1" office:value-type="float" office:value="368">
            <text:p>368</text:p>
          </table:table-cell>
          <table:table-cell table:number-columns-repeated="7"/>
        </table:table-row>
        <table:table-row table:style-name="ro2">
          <table:table-cell table:formula="of:=ROW()-1" office:value-type="float" office:value="369">
            <text:p>369</text:p>
          </table:table-cell>
          <table:table-cell table:number-columns-repeated="7"/>
        </table:table-row>
        <table:table-row table:style-name="ro2">
          <table:table-cell table:formula="of:=ROW()-1" office:value-type="float" office:value="370">
            <text:p>370</text:p>
          </table:table-cell>
          <table:table-cell table:number-columns-repeated="7"/>
        </table:table-row>
        <table:table-row table:style-name="ro2">
          <table:table-cell table:formula="of:=ROW()-1" office:value-type="float" office:value="371">
            <text:p>371</text:p>
          </table:table-cell>
          <table:table-cell table:number-columns-repeated="7"/>
        </table:table-row>
        <table:table-row table:style-name="ro2">
          <table:table-cell table:formula="of:=ROW()-1" office:value-type="float" office:value="372">
            <text:p>372</text:p>
          </table:table-cell>
          <table:table-cell table:number-columns-repeated="7"/>
        </table:table-row>
        <table:table-row table:style-name="ro2">
          <table:table-cell table:formula="of:=ROW()-1" office:value-type="float" office:value="373">
            <text:p>373</text:p>
          </table:table-cell>
          <table:table-cell table:number-columns-repeated="7"/>
        </table:table-row>
        <table:table-row table:style-name="ro2">
          <table:table-cell table:formula="of:=ROW()-1" office:value-type="float" office:value="374">
            <text:p>374</text:p>
          </table:table-cell>
          <table:table-cell table:number-columns-repeated="7"/>
        </table:table-row>
        <table:table-row table:style-name="ro2">
          <table:table-cell table:formula="of:=ROW()-1" office:value-type="float" office:value="375">
            <text:p>375</text:p>
          </table:table-cell>
          <table:table-cell table:number-columns-repeated="7"/>
        </table:table-row>
        <table:table-row table:style-name="ro2">
          <table:table-cell table:formula="of:=ROW()-1" office:value-type="float" office:value="376">
            <text:p>376</text:p>
          </table:table-cell>
          <table:table-cell table:number-columns-repeated="7"/>
        </table:table-row>
        <table:table-row table:style-name="ro2">
          <table:table-cell table:formula="of:=ROW()-1" office:value-type="float" office:value="377">
            <text:p>377</text:p>
          </table:table-cell>
          <table:table-cell table:number-columns-repeated="7"/>
        </table:table-row>
        <table:table-row table:style-name="ro2">
          <table:table-cell table:formula="of:=ROW()-1" office:value-type="float" office:value="378">
            <text:p>378</text:p>
          </table:table-cell>
          <table:table-cell table:number-columns-repeated="7"/>
        </table:table-row>
        <table:table-row table:style-name="ro2">
          <table:table-cell table:formula="of:=ROW()-1" office:value-type="float" office:value="379">
            <text:p>379</text:p>
          </table:table-cell>
          <table:table-cell table:number-columns-repeated="7"/>
        </table:table-row>
        <table:table-row table:style-name="ro2">
          <table:table-cell table:formula="of:=ROW()-1" office:value-type="float" office:value="380">
            <text:p>380</text:p>
          </table:table-cell>
          <table:table-cell table:number-columns-repeated="7"/>
        </table:table-row>
        <table:table-row table:style-name="ro2">
          <table:table-cell table:formula="of:=ROW()-1" office:value-type="float" office:value="381">
            <text:p>381</text:p>
          </table:table-cell>
          <table:table-cell table:number-columns-repeated="7"/>
        </table:table-row>
        <table:table-row table:style-name="ro2">
          <table:table-cell table:formula="of:=ROW()-1" office:value-type="float" office:value="382">
            <text:p>382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10.05.2019</text:date>, <text:time>11:54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9-05-10T11:54:11.85</dc:date>
    <meta:editing-duration>PT3H32M28S</meta:editing-duration>
    <meta:editing-cycles>15</meta:editing-cycles>
    <meta:document-statistic meta:table-count="1" meta:cell-count="767" meta:object-count="0"/>
  </office:meta>
</office:document-meta>
</file>